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style>
    <style:style style:name="P17" style:family="paragraph" style:parent-style-name="Text_20_body">
      <style:paragraph-properties fo:margin-left="0cm" fo:margin-right="0cm" fo:margin-top="0cm" fo:margin-bottom="0cm" fo:text-indent="0cm" style:auto-text-indent="false"/>
      <style:text-properties fo:font-weight="normal"/>
    </style:style>
    <style:style style:name="P18"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fo:language="de" fo:country="DE" fo:background-color="transparent"/>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text:span><text:span text:style-name="T4">. This other factor is called the significand (or mantissa), and it always precedes the scale. A valid significand is any ordinary (non-scaled fix point) real number or integer, given as a number literal according to the fixpoint format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3"><text:span text:style-name="T4">0 can be combined with any scale value without affecting the result, so 0e0, 0e100000, 0e-10000 will all yield 0.</text:span></text:p>
      <text:p text:style-name="P4">By giving huge scale values, you can produce numbers near the overflow or underflow limit of SpeedCrunch (1e+/-268435458). Overflow or Underflow is not determined by the scale value alone; 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29 bits width, so it can assume integer values between -268435458 and 268435457.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ailed former operation that now propagates through the rest of a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if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submit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text:span><text:span text:style-name="T4">2</text:span><text:span text:style-name="T3">255</text:span><text:span text:style-name="T4"> have the same bit pattern. Although logic operations take integers &gt;= </text:span><text:span text:style-name="T4">2</text:span><text:span text:style-name="T3">255</text:span><text:span text:style-name="T4"> as operands, their result are always interpreted as signed integers from </text:span><text:span text:style-name="T4">-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37591797.03... On the negative axis it underflows near <text:span text:style-name="T5">-37591798.03... Of course, the poles at negative integers are problematic,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text:span text:style-name="T6">f(x) = exp(-x*x)/sqrt(pi),</text:span></text:p>
      <text:p text:style-name="P3">and its integral (actually twice its integral) is implemented as error function <text:span text:style-name="T1">erf</text:span>(x) in SpeedCrunch.</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3">Since we assume outcomes to be something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3">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3">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 <text:span text:style-name="T2"><text:s/>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618095480.10...</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to the normal distribution (bell curve, Gaussian distribution).</text:p>
      <text:p text:style-name="Text_20_body">Analytically, it is the integral to the function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text:span text:style-name="T5">erfc underflows for x &gt; 24861.53..</text:span></text:p>
      <text:h text:style-name="Heading_20_5" text:outline-level="5">exp (x)</text:h>
      <text:p text:style-name="Text_20_body">evaluates the natural exponential function to the base e == 2.71828...</text:p>
      <text:p text:style-name="P16"><text:span text:style-name="T5">exp (x) overflows/underflows for |x| &gt; 618095479.41...</text:span></text:p>
      <text:p text:style-name="P17">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roughly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8">to the number of combinations (order is of no importance) of x2 elements from an x1-sized set of elements ;</text:p>
        </text:list-item>
        <text:list-item>
          <text:p text:style-name="P18">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p text:style-name="P18">to the number of permutations (order is of importance) of x2 elements from an x1-sized set of elements ;</text:p>
        </text:list-item>
        <text:list-item>
          <text:p text:style-name="P18">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text:s/>*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it is assumed in the Poisson distribution,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5">618095480.10...</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round (pi; 2)</text:p>
      <text:p text:style-name="Text_20_body">yields 3.14.</text:p>
      <text:p text:style-name="Formula">trunc (2/3; 5)</text:p>
      <text:p text:style-name="Text_20_body">gives 0.66666.</text:p>
      <text:p text:style-name="Text_20_body">As an extension, 'digits' may be negative. In this case, truncating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leaves the operand intact.</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04T10:59:02</dc:date>
    <dc:language>de-DE</dc:language>
    <meta:editing-cycles>39</meta:editing-cycles>
    <meta:editing-duration>P4DT14H34M33S</meta:editing-duration>
    <meta:user-defined meta:name="Info 1"/>
    <meta:user-defined meta:name="Info 2"/>
    <meta:user-defined meta:name="Info 3"/>
    <meta:user-defined meta:name="Info 4"/>
    <meta:document-statistic meta:table-count="0" meta:image-count="0" meta:object-count="0" meta:page-count="27" meta:paragraph-count="681" meta:word-count="8531" meta:character-count="48466"/>
  </office:meta>
</office:document-meta>
</file>